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c2b0" officeooo:paragraph-rsid="000ec2b0"/>
    </style:style>
    <style:style style:name="P2" style:family="paragraph" style:parent-style-name="Standard">
      <style:paragraph-properties fo:text-align="center" style:justify-single-word="false"/>
      <style:text-properties officeooo:rsid="000ec2b0" officeooo:paragraph-rsid="000ec2b0"/>
    </style:style>
    <style:style style:name="P3" style:family="paragraph" style:parent-style-name="Standard">
      <style:text-properties officeooo:rsid="000fd516" officeooo:paragraph-rsid="000fd516"/>
    </style:style>
    <style:style style:name="P4" style:family="paragraph" style:parent-style-name="Standard">
      <style:text-properties officeooo:rsid="00118aa6" officeooo:paragraph-rsid="00118aa6"/>
    </style:style>
    <style:style style:name="P5" style:family="paragraph" style:parent-style-name="Standard">
      <style:text-properties officeooo:rsid="00121703" officeooo:paragraph-rsid="00121703"/>
    </style:style>
    <style:style style:name="T1" style:family="text">
      <style:text-properties officeooo:rsid="00121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éunion 26/09/2024</text:p>
      <text:p text:style-name="P1"/>
      <text:p text:style-name="P3">début du projet il y a 3 ans</text:p>
      <text:p text:style-name="P3"/>
      <text:p text:style-name="P3">en 6eme</text:p>
      <text:p text:style-name="P3">novembre : égalité fille garçon co anim</text:p>
      <text:p text:style-name="P3">mars : précarité menstruelle avec le planning menstryel</text:p>
      <text:p text:style-name="P3">mai : mythe et meufs (même thème que novembre) en co -anilation avec un.e prof de lettres</text:p>
      <text:p text:style-name="P3"/>
      <text:p text:style-name="P3">en 5eme</text:p>
      <text:p text:style-name="P3">décembre : jeunes et sans complexes avec AZIADE (en classe, mais c’est la troupe qui anim)</text:p>
      <text:p text:style-name="P3">mars : violences verbales, orientations sex, homopobie en coanim : jeu de l’oie (à aprofondir)</text:p>
      <text:p text:style-name="P3"/>
      <text:p text:style-name="P3">en 4eme</text:p>
      <text:p text:style-name="P3">janvier : introduction à la sexualité, orientation </text:p>
      <text:p text:style-name="P3">avril : séance en non mixité, fille à la maison des femmes de Saint-Denis intervention d’une sexologue (demande accompagnateur.ice), garçon sur formes de violences, consentement, et présentaiotn de la maison des femmes</text:p>
      <text:p text:style-name="P3">+ boîte à question</text:p>
      <text:p text:style-name="P3"/>
      <text:p text:style-name="P3">en 3eme</text:p>
      <text:p text:style-name="P3">en novembre : stéréotypes de genre + orientation pro</text:p>
      <text:p text:style-name="P3">février : les « nudes » prévention avec AZIADE</text:p>
      <text:p text:style-name="P3">en mai : normes et sexualités, pratiques sexuelles, pression sociale Topo</text:p>
      <text:p text:style-name="P4">ORAL DU DNB : projet qu’ils peuvent présenter</text:p>
      <text:p text:style-name="P4"/>
      <text:p text:style-name="P4">lien du google Doc par mail <text:span text:style-name="T1">pour se positionner</text:span></text:p>
      <text:p text:style-name="P4"/>
      <text:p text:style-name="P5">Café des parents : idées=</text:p>
      <text:p text:style-name="P5"/>
      <text:p text:style-name="P5">1h de formation avant les séances</text:p>
      <text:p text:style-name="P5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6T16:41:08.258000000</dc:date>
    <meta:editing-duration>PT21M7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1" meta:word-count="181" meta:character-count="1049" meta:non-whitespace-character-count="888"/>
  </office:meta>
</office:document-meta>
</file>